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Preformatted_20_Text">
      <style:text-properties fo:color="#000000" style:font-name="JetBrains Mono" fo:font-size="9.80000019073486pt" fo:background-color="transparent"/>
    </style:style>
    <style:style style:name="P3" style:family="paragraph" style:parent-style-name="Preformatted_20_Text">
      <style:paragraph-properties fo:margin-top="0in" fo:margin-bottom="0.1965in"/>
      <style:text-properties fo:color="#000000" style:font-name="JetBrains Mono" fo:font-size="9.80000019073486pt" fo:background-color="transparent"/>
    </style:style>
    <style:style style:name="T1" style:family="text">
      <style:text-properties fo:font-variant="normal" fo:text-transform="none" fo:color="#343541" style:font-name="S hne" fo:font-size="12pt" fo:letter-spacing="normal" fo:font-style="normal" fo:font-weight="normal"/>
    </style:style>
    <style:style style:name="T2" style:family="text">
      <style:text-properties fo:font-variant="normal" fo:text-transform="none" style:font-name="S hne"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data analysis and visualization project that explores the Human Development Index and Meat Consumption By Countries datasets. We attempt to find out if there is any link or correlation between HDI and meat consumption of 35 countries.</text:p>
      <text:p text:style-name="Standard"/>
      <text:p text:style-name="Standard"/>
      <text:p text:style-name="Standard">Database:meatconsumption</text:p>
      <text:p text:style-name="Standard">table:meat</text:p>
      <text:p text:style-name="Standard">columns:<text:span text:style-name="T1">location, indicator, subject, measure, frequency, time, value</text:span> </text:p>
      <text:p text:style-name="Standard"/>
      <text:p text:style-name="Standard"/>
      <text:p text:style-name="Standard">deleted the indicator and frequency column, since they do not affect the data results or remind us of anything important. Frequency columns all contain the value "A", so there is no need for a record. code:</text:p>
      <text:p text:style-name="Standard"/>
      <text:p text:style-name="Standard">--delete frequency and indicator columns</text:p>
      <text:p text:style-name="Standard">ALTER TABLE meat</text:p>
      <text:p text:style-name="Standard">DROP COLUMN frequency;</text:p>
      <text:p text:style-name="Standard"/>
      <text:p text:style-name="Standard">ALTER TABLE meat</text:p>
      <text:p text:style-name="Standard">DROP COLUMN indicator;</text:p>
      <text:p text:style-name="Standard"/>
      <text:p text:style-name="Standard">Database:meatconsumption</text:p>
      <text:p text:style-name="Standard">table:meatconsumption</text:p>
      <text:p text:style-name="Standard">columns:id, <text:span text:style-name="T1">location, subject, measure, time, value</text:span></text:p>
      <text:p text:style-name="Standard"><text:span text:style-name="T1"/></text:p>
      <text:p text:style-name="Standard"><text:span text:style-name="T1">sample rows of data:</text:span></text:p>
      <text:p text:style-name="Standard"><text:span text:style-name="T1"/></text:p>
      <text:p text:style-name="Standard"><text:span text:style-name="T1">1 AUS<text:tab/>BEEF<text:tab/>KG_CAP<text:tab/>1992<text:tab/>26.27816552<text:tab/><text:tab/></text:span></text:p>
      <text:p text:style-name="Standard"><text:span text:style-name="T1">2 USA<text:tab/>BEEF<text:tab/>THND_TONNE<text:tab/>2007<text:tab/>12841.44216<text:tab/><text:tab/></text:span></text:p>
      <text:p text:style-name="Standard"><text:span text:style-name="T1">3 MEX<text:tab/>BEEF<text:tab/>THND_TONNE<text:tab/>2011<text:tab/>1496.66692</text:span></text:p>
      <text:p text:style-name="Standard"><text:span text:style-name="T1"/></text:p>
      <text:p text:style-name="Standard"><text:span text:style-name="T1"/></text:p>
      <text:p text:style-name="Standard"><text:span text:style-name="T1">--most meat consumed in tons by country</text:span></text:p>
      <text:p text:style-name="Standard"><text:span text:style-name="T1">SELECT location, SUM(value) AS total_consumption</text:span></text:p>
      <text:p text:style-name="Standard"><text:span text:style-name="T1">FROM meatconsumption</text:span></text:p>
      <text:p text:style-name="Standard"><text:span text:style-name="T1">WHERE measure = 'THND_TONNE'</text:span></text:p>
      <text:p text:style-name="Standard"><text:span text:style-name="T1">GROUP BY location</text:span></text:p>
      <text:p text:style-name="Standard"><text:span text:style-name="T1">ORDER BY total_consumption DESC;</text:span></text:p>
      <text:p text:style-name="Standard"><text:span text:style-name="T1"/></text:p>
      <text:p text:style-name="Standard"><text:span text:style-name="T1">Result:China, USA, Brazil, Russia, Mexico</text:span></text:p>
      <text:p text:style-name="Standard"><text:span text:style-name="T1"/></text:p>
      <text:p text:style-name="Standard"><text:span text:style-name="T1"/></text:p>
      <text:p text:style-name="Standard"><text:span text:style-name="T1">--least meat consumed in tons by country</text:span></text:p>
      <text:p text:style-name="Standard"><text:span text:style-name="T1">SELECT location, SUM(value) AS total_consumption</text:span></text:p>
      <text:p text:style-name="Standard"><text:span text:style-name="T1">FROM meat</text:span></text:p>
      <text:p text:style-name="Standard"><text:span text:style-name="T1">WHERE measure = 'THND_TONNE'</text:span></text:p>
      <text:p text:style-name="Standard"><text:span text:style-name="T1">GROUP BY location</text:span></text:p>
      <text:p text:style-name="Standard"><text:span text:style-name="T1">ORDER BY total_consumption ASC;</text:span></text:p>
      <text:p text:style-name="Standard"><text:soft-page-break/><text:span text:style-name="T1"/></text:p>
      <text:p text:style-name="Standard"><text:span text:style-name="T1">RESULT: Norway, Paraguay, New Zealand, Ethiopia, Switzerland</text:span></text:p>
      <text:p text:style-name="Standard"><text:span text:style-name="T1"/></text:p>
      <text:p text:style-name="Standard"><text:span text:style-name="T1"/></text:p>
      <text:p text:style-name="Standard"><text:span text:style-name="T1"/></text:p>
      <text:p text:style-name="Standard"><text:span text:style-name="T1">--highest average meat consumer per capita in kilograms</text:span></text:p>
      <text:p text:style-name="Standard"><text:span text:style-name="T1">SELECT location, AVG(value) AS avg_consumption_per_capita</text:span></text:p>
      <text:p text:style-name="Standard"><text:span text:style-name="T1">FROM meat</text:span></text:p>
      <text:p text:style-name="Standard"><text:span text:style-name="T1">WHERE measure = 'KG_CAP'</text:span></text:p>
      <text:p text:style-name="Standard"><text:span text:style-name="T1">GROUP BY location</text:span></text:p>
      <text:p text:style-name="Standard"><text:span text:style-name="T1">ORDER BY avg_consumption_per_capita DESC;</text:span></text:p>
      <text:p text:style-name="Standard"><text:span text:style-name="T1"/></text:p>
      <text:p text:style-name="Standard"><text:span text:style-name="T1"/></text:p>
      <text:p text:style-name="Standard"><text:span text:style-name="T1">RESULT: USA, Australia, Argentina,Israel, New Zealand</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lowest average meat consumption per capita in kilograms</text:span></text:p>
      <text:p text:style-name="Standard"><text:span text:style-name="T1">SELECT location, AVG(value) AS avg_consumption_per_capita</text:span></text:p>
      <text:p text:style-name="Standard"><text:span text:style-name="T1">FROM meat</text:span></text:p>
      <text:p text:style-name="Standard"><text:span text:style-name="T1">WHERE measure = 'KG_CAP'</text:span></text:p>
      <text:p text:style-name="Standard"><text:span text:style-name="T1">GROUP BY location</text:span></text:p>
      <text:p text:style-name="Standard"><text:span text:style-name="T1">ORDER BY avg_consumption_per_capita ASC;</text:span></text:p>
      <text:p text:style-name="Standard"><text:span text:style-name="T1"/></text:p>
      <text:p text:style-name="Standard"><text:span text:style-name="T1"/></text:p>
      <text:p text:style-name="Standard"><text:span text:style-name="T1">RESULT: India, Ethiopia, Nigeria,Indonesia, Pakistan</text:span></text:p>
      <text:p text:style-name="Standard"><text:span text:style-name="T1"/></text:p>
      <text:p text:style-name="Standard"><text:span text:style-name="T1"/></text:p>
      <text:p text:style-name="Standard"><text:span text:style-name="T1">--year with lowest meat consumption</text:span></text:p>
      <text:p text:style-name="Standard"><text:span text:style-name="T1">SELECT time, MIN(value) AS min_consumption</text:span></text:p>
      <text:p text:style-name="Standard"><text:span text:style-name="T1">FROM meat</text:span></text:p>
      <text:p text:style-name="Standard"><text:span text:style-name="T1">GROUP BY time</text:span></text:p>
      <text:p text:style-name="Standard"><text:span text:style-name="T1">ORDER BY min_consumption ASC</text:span></text:p>
      <text:p text:style-name="Standard"><text:span text:style-name="T1">LIMIT 1;</text:span></text:p>
      <text:p text:style-name="Standard"><text:span text:style-name="T1"/></text:p>
      <text:p text:style-name="Standard"><text:span text:style-name="T1"/></text:p>
      <text:p text:style-name="Standard"><text:span text:style-name="T1">RESULT: 1990</text:span></text:p>
      <text:p text:style-name="Standard"><text:span text:style-name="T1"/></text:p>
      <text:p text:style-name="Standard"><text:span text:style-name="T1"/></text:p>
      <text:p text:style-name="Standard"><text:span text:style-name="T1">--year with highest meat consumption</text:span></text:p>
      <text:p text:style-name="Standard"><text:span text:style-name="T1">SELECT time, MIN(value) AS min_consumption</text:span></text:p>
      <text:p text:style-name="Standard"><text:span text:style-name="T1">FROM meat</text:span></text:p>
      <text:p text:style-name="Standard"><text:span text:style-name="T1">GROUP BY time</text:span></text:p>
      <text:p text:style-name="Standard"><text:span text:style-name="T1">ORDER BY min_consumption DESC</text:span></text:p>
      <text:p text:style-name="Standard"><text:soft-page-break/><text:span text:style-name="T1">LIMIT 1;</text:span></text:p>
      <text:p text:style-name="Standard"><text:span text:style-name="T1"/></text:p>
      <text:p text:style-name="Standard"><text:span text:style-name="T1">RESULT: 2006</text:span></text:p>
      <text:p text:style-name="Standard"><text:span text:style-name="T1"/></text:p>
      <text:p text:style-name="Standard"><text:span text:style-name="T1"/></text:p>
      <text:p text:style-name="Standard"><text:span text:style-name="T1">created a Power BI visual called Global Meat Consumption over time:</text:span></text:p>
      <text:p text:style-name="Standard"><text:span text:style-name="T1"/></text:p>
      <text:p text:style-name="Standard"><text:span text:style-name="T1">x axis = time, y axis = sum of value, legend = subject</text:span></text:p>
      <text:p text:style-name="Standard"><text:span text:style-name="T1"/></text:p>
      <text:p text:style-name="P1"><text:span text:style-name="T1"/></text:p>
      <text:p text:style-name="Standard"><text:span text:style-name="T1"/></text:p>
      <text:p text:style-name="Standard"><text:span text:style-name="T1">decided to join human development index to meat_consumption table, to see any human development correlations.</text:span></text:p>
      <text:p text:style-name="Standard"><text:span text:style-name="T1"/></text:p>
      <text:p text:style-name="Standard"><text:span text:style-name="T1">Downloaded HDI from </text:span><text:a xlink:type="simple" xlink:href="https://hdr.undp.org/" text:style-name="Internet_20_link" text:visited-style-name="Visited_20_Internet_20_Link">https://hdr.undp.org/</text:a></text:p>
      <text:p text:style-name="Standard"><text:span text:style-name="T1"/></text:p>
      <text:p text:style-name="Standard"><text:span text:style-name="T1">The columns were: </text:span></text:p>
      <text:p text:style-name="Standard"><text:span text:style-name="T1"/></text:p>
      <text:p text:style-name="Standard"><text:span text:style-name="T1">HDI Rank, Country, HDI Index, Life expectancy at birth, expected years of schooling, mean years of schooling, gross national income per capita, GNI minus HDI,<text:line-break/><text:line-break/><text:line-break/>Compare these to "meat" columns:<text:line-break/></text:span></text:p>
      <text:p text:style-name="Standard"><text:span text:style-name="T1">location, subject, measure, time, and value</text:span></text:p>
      <text:p text:style-name="Standard"><text:span text:style-name="T1"/></text:p>
      <text:p text:style-name="Standard"><text:span text:style-name="T1"/></text:p>
      <text:p text:style-name="Standard"><text:span text:style-name="T1">hdi.country and meat.location are both columns that contain a coutry, however, hdi had a name and meat had an abbreviated country code. I changed HDI country format from "United States" to USA, so that both tables have a matching column. I changed the A1 numbered column from "HDI" rank to "id" and store the HDI rank in column C and added an "id" column to meat as well. This makes 2 matching <text:s/>columns.</text:span></text:p>
      <text:p text:style-name="Standard"><text:span text:style-name="T1"/></text:p>
      <text:p text:style-name="Standard"><text:span text:style-name="T1">I also noticed that there is a meat.time, which contains a year, but there is no time or year column in hdi. I added a "year" column to HDI and put 2021 for all rows. Now we have three matching columns for the two tables.</text:span></text:p>
      <text:p text:style-name="Standard"><text:span text:style-name="T1"/></text:p>
      <text:p text:style-name="Standard"><text:span text:style-name="T1"/></text:p>
      <text:p text:style-name="Standard"><text:span text:style-name="T1">Id column appears on the right, being the newest column, so I will re-make the table.</text:span></text:p>
      <text:p text:style-name="Standard"><text:span text:style-name="T1"/></text:p>
      <text:p text:style-name="Standard"><text:span text:style-name="T1"/></text:p>
      <text:p text:style-name="Standard"><text:span text:style-name="T1">Noticed that there are two columns related to schooling years. Did a Python correlation coefficient calculation to determine the strength of the relationship:</text:span></text:p>
      <text:p text:style-name="Standard"><text:span text:style-name="T1"/></text:p>
      <text:p text:style-name="P2"><text:span text:style-name="T2">import </text:span><text:span text:style-name="T2">pandas </text:span><text:span text:style-name="T2">as </text:span><text:span text:style-name="T2">pd</text:span></text:p>
      <text:p text:style-name="P2"><text:soft-page-break/># Read the CSV file</text:p>
      <text:p text:style-name="P2">df = pd.read_csv('humandevtwo.csv')</text:p>
      <text:p text:style-name="P2"># Calculate the correlation coefficient between Expected_Years_Schooling and Mean_Years_Schooling</text:p>
      <text:p text:style-name="P2">correlation_coefficient = df['Expected_Years_Schooling'].corr(df['Mean_Years_Schooling'])</text:p>
      <text:p text:style-name="P3">print('Correlation coefficient between Expected_Years_Schooling and Mean_Years_Schooling:', correlation_coefficient)</text:p>
      <text:p text:style-name="Standard"><text:span text:style-name="T1"/></text:p>
      <text:p text:style-name="Standard"><text:span text:style-name="T1">RESULT: Correlation coefficient between Expected_Years_Schooling and Mean_Years_Schooling: 0.8324206864770092</text:span></text:p>
      <text:p text:style-name="Standard"><text:span text:style-name="T1"/></text:p>
      <text:p text:style-name="Standard"><text:span text:style-name="T1">The correlation is strong, so we will only keep the Mean_years_schooling column.</text:span></text:p>
      <text:p text:style-name="Standard"><text:span text:style-name="T1"/></text:p>
      <text:p text:style-name="Standard"><text:span text:style-name="T1"/></text:p>
      <text:p text:style-name="Standard"><text:span text:style-name="T1">ID, country, HDI_Index, Life_Expectancy, Mean_Schooling_Years, Income_Per_Capita, Year:</text:span></text:p>
      <text:p text:style-name="Standard"><text:span text:style-name="T1"/></text:p>
      <text:p text:style-name="Standard"><text:span text:style-name="T1">CREATE TABLE humandev (</text:span></text:p>
      <text:p text:style-name="Standard"><text:span text:style-name="T1"><text:s text:c="4"/>ID SERIAL PRIMARY KEY,</text:span></text:p>
      <text:p text:style-name="Standard"><text:span text:style-name="T1"><text:s text:c="4"/>country VARCHAR(255),</text:span></text:p>
      <text:p text:style-name="Standard"><text:span text:style-name="T1"><text:s text:c="4"/>HDI_Index DECIMAL(4, 3),</text:span></text:p>
      <text:p text:style-name="Standard"><text:span text:style-name="T1"><text:s text:c="4"/>Life_Expectancy DECIMAL(5, 2),</text:span></text:p>
      <text:p text:style-name="Standard"><text:span text:style-name="T1"><text:s text:c="4"/>Mean_Schooling_Years DECIMAL(4, 2),</text:span></text:p>
      <text:p text:style-name="Standard"><text:span text:style-name="T1"><text:s text:c="4"/>Income_Per_Capita DECIMAL(10, 2),</text:span></text:p>
      <text:p text:style-name="Standard"><text:span text:style-name="T1"><text:s text:c="4"/>Year INTEGER</text:span></text:p>
      <text:p text:style-name="Standard"><text:span text:style-name="T1">);</text:span></text:p>
      <text:p text:style-name="Standard"><text:span text:style-name="T1"/></text:p>
      <text:p text:style-name="Standard"><text:span text:style-name="T1">database:meatsconsumption</text:span></text:p>
      <text:p text:style-name="Standard"><text:span text:style-name="T1">table:humandev</text:span></text:p>
      <text:p text:style-name="Standard"><text:a xlink:type="simple" xlink:href="../../../../../../../humandev.csv" text:style-name="Internet_20_link" text:visited-style-name="Visited_20_Internet_20_Link"><text:span text:style-name="T1">file:humandev.csv</text:span></text:a></text:p>
      <text:p text:style-name="Standard"><text:span text:style-name="T1">columns: ID, country, HDI_Index, Life_Expectancy, Mean_Schooling_Years, Income_Per_Capita, Year</text:span></text:p>
      <text:p text:style-name="Standard"><text:span text:style-name="T1">Sample Row: 1, "CHE", 0.962, 84.00, 13.90, 66933.00, 2021</text:span></text:p>
      <text:p text:style-name="Standard"><text:span text:style-name="T1"/></text:p>
      <text:p text:style-name="Standard"><text:span text:style-name="T1">changed table name from meat to meatconsumption</text:span></text:p>
      <text:p text:style-name="Standard"><text:span text:style-name="T1"/></text:p>
      <text:p text:style-name="Standard"><text:span text:style-name="T1">ALTER TABLE meat RENAME TO meatconsumption;</text:span></text:p>
      <text:p text:style-name="Standard"><text:span text:style-name="T1"/></text:p>
      <text:p text:style-name="Standard"><text:span text:style-name="T1"/></text:p>
      <text:p text:style-name="Standard"><text:span text:style-name="T1">--joined the two tables together on the location</text:span></text:p>
      <text:p text:style-name="Standard"><text:span text:style-name="T1">SELECT *</text:span></text:p>
      <text:p text:style-name="Standard"><text:span text:style-name="T1">FROM meatconsumption m</text:span></text:p>
      <text:p text:style-name="Standard"><text:span text:style-name="T1">JOIN humandev h ON m.location = h.country;</text:span></text:p>
      <text:p text:style-name="Standard"><text:span text:style-name="T1"/></text:p>
      <text:p text:style-name="Standard"><text:span text:style-name="T1"/></text:p>
      <text:p text:style-name="Standard"><text:span text:style-name="T1">--created a table based on the join of the two tables</text:span></text:p>
      <text:p text:style-name="Standard"><text:span text:style-name="T1">CREATE TABLE meat_consumption_and_dev AS</text:span></text:p>
      <text:p text:style-name="Standard"><text:soft-page-break/><text:span text:style-name="T1">SELECT *</text:span></text:p>
      <text:p text:style-name="Standard"><text:span text:style-name="T1">FROM meatconsumption m</text:span></text:p>
      <text:p text:style-name="Standard"><text:span text:style-name="T1">JOIN humandev h ON m.location = h.country;</text:span></text:p>
      <text:p text:style-name="Standard"><text:span text:style-name="T1"/></text:p>
      <text:p text:style-name="Standard"><text:span text:style-name="T1"/></text:p>
      <text:p text:style-name="Standard"><text:span text:style-name="T1">when we started this project, we imported 64 countries from HDI source. I decided to use more countries, using 191 instead. </text:span></text:p>
      <text:p text:style-name="Standard"><text:span text:style-name="T1"/></text:p>
      <text:p text:style-name="P1"><text:span text:style-name="T1"/></text:p>
      <text:p text:style-name="Standard"><text:span text:style-name="T1"/></text:p>
      <text:p text:style-name="Standard"><text:span text:style-name="T1">columns:</text:span></text:p>
      <text:p text:style-name="Standard"><text:span text:style-name="T1">hdi_id, country_code, hdi_index, life_expectancy, mean_schooling_years, income_per_capita, year</text:span></text:p>
      <text:p text:style-name="Standard"><text:span text:style-name="T1"/></text:p>
      <text:p text:style-name="Standard"><text:span text:style-name="T1">sample row:</text:span></text:p>
      <text:p text:style-name="Standard"><text:span text:style-name="T1">1<text:tab/>CHE<text:tab/>0.962<text:tab/>84.0<text:tab/>13.9<text:tab/>66933<text:tab/>2021<text:tab/><text:tab/><text:tab/><text:tab/><text:tab/><text:tab/><text:tab/><text:tab/><text:tab/><text:tab/><text:tab/><text:tab/><text:tab/><text:tab/><text:tab/><text:tab/><text:tab/><text:tab/><text:tab/><text:tab/><text:tab/></text:span></text:p>
      <text:p text:style-name="Standard"><text:span text:style-name="T1">table:hdi</text:span></text:p>
      <text:p text:style-name="Standard"><text:span text:style-name="T1"/></text:p>
      <text:p text:style-name="Standard"><text:span text:style-name="T1">file: hdi_table.csv</text:span></text:p>
      <text:p text:style-name="Standard"><text:span text:style-name="T1"/></text:p>
      <text:p text:style-name="Standard"><text:span text:style-name="T1">total rows: 188</text:span></text:p>
      <text:p text:style-name="Standard"><text:span text:style-name="T1">total distinct country_code: 188</text:span></text:p>
      <text:p text:style-name="Standard"><text:span text:style-name="T1"/></text:p>
      <text:p text:style-name="Standard"><text:span text:style-name="T1">CREATE TABLE hdi (</text:span></text:p>
      <text:p text:style-name="Standard"><text:span text:style-name="T1"><text:s text:c="2"/>hdi_id SERIAL PRIMARY KEY,</text:span></text:p>
      <text:p text:style-name="Standard"><text:span text:style-name="T1"><text:s text:c="2"/>country_code VARCHAR(3),</text:span></text:p>
      <text:p text:style-name="Standard"><text:span text:style-name="T1"><text:s text:c="2"/>hdi_index NUMERIC(4,3),</text:span></text:p>
      <text:p text:style-name="Standard"><text:span text:style-name="T1"><text:s text:c="2"/>life_expectancy NUMERIC(5,2),</text:span></text:p>
      <text:p text:style-name="Standard"><text:span text:style-name="T1"><text:s text:c="2"/>mean_schooling_years NUMERIC(4,1),</text:span></text:p>
      <text:p text:style-name="Standard"><text:span text:style-name="T1"><text:s text:c="2"/>income_per_capita INTEGER,</text:span></text:p>
      <text:p text:style-name="Standard"><text:span text:style-name="T1"><text:s text:c="2"/>year INTEGER</text:span></text:p>
      <text:p text:style-name="Standard"><text:span text:style-name="T1">);</text:span></text:p>
      <text:p text:style-name="Standard"><text:span text:style-name="T1"/></text:p>
      <text:p text:style-name="Standard"><text:span text:style-name="T1"/></text:p>
      <text:p text:style-name="Standard"><text:span text:style-name="T1"/></text:p>
      <text:p text:style-name="Standard"><text:span text:style-name="T1">--------------------</text:span></text:p>
      <text:p text:style-name="Standard"><text:span text:style-name="T1"/></text:p>
      <text:p text:style-name="Standard"><text:span text:style-name="T1"/></text:p>
      <text:p text:style-name="Standard"><text:span text:style-name="T1">columns:</text:span></text:p>
      <text:p text:style-name="Standard"><text:span text:style-name="T1">meat_id, country_code,meat_type, measure, year, value</text:span></text:p>
      <text:p text:style-name="Standard"><text:span text:style-name="T1"/></text:p>
      <text:p text:style-name="Standard"><text:span text:style-name="T1"/></text:p>
      <text:p text:style-name="Standard"><text:span text:style-name="T1">sample row:</text:span></text:p>
      <text:p text:style-name="Standard"><text:span text:style-name="T1">1,AUS,BEEF,KG_CAP,1990,4.10</text:span></text:p>
      <text:p text:style-name="Standard"><text:soft-page-break/><text:span text:style-name="T1"/></text:p>
      <text:p text:style-name="Standard"><text:span text:style-name="T1"/></text:p>
      <text:p text:style-name="Standard"><text:span text:style-name="T1">table:meatconsumption</text:span></text:p>
      <text:p text:style-name="Standard"><text:span text:style-name="T1"/></text:p>
      <text:p text:style-name="Standard"><text:span text:style-name="T1">file:meat_consumptiontwo.csv</text:span></text:p>
      <text:p text:style-name="Standard"><text:span text:style-name="T1"/></text:p>
      <text:p text:style-name="Standard"><text:span text:style-name="T1">total rows:12,139 rows</text:span></text:p>
      <text:p text:style-name="Standard"><text:span text:style-name="T1"/></text:p>
      <text:p text:style-name="Standard"><text:span text:style-name="T1">total distinct country_code:39</text:span></text:p>
      <text:p text:style-name="Standard"><text:span text:style-name="T1"/></text:p>
      <text:p text:style-name="Standard"><text:span text:style-name="T1">--see all records with 3 unneeded categories</text:span></text:p>
      <text:p text:style-name="Standard"><text:span text:style-name="T1">SELECT *</text:span></text:p>
      <text:p text:style-name="Standard"><text:span text:style-name="T1">FROM meatconsumption </text:span></text:p>
      <text:p text:style-name="Standard"><text:span text:style-name="T1">WHERE country_code IN ('EU27', 'BRICS', 'OECD');</text:span></text:p>
      <text:p text:style-name="Standard"><text:span text:style-name="T1"/></text:p>
      <text:p text:style-name="Standard"><text:span text:style-name="T1"/></text:p>
      <text:p text:style-name="Standard"><text:span text:style-name="T1">deleted EU27, BRICS, OECD since we dont need these categories. 936 rows can be deleted:</text:span></text:p>
      <text:p text:style-name="Standard"><text:span text:style-name="T1"/></text:p>
      <text:p text:style-name="Standard"><text:span text:style-name="T1">--deleted the unneeded categories' records</text:span></text:p>
      <text:p text:style-name="Standard"><text:span text:style-name="T1">DELETE </text:span></text:p>
      <text:p text:style-name="Standard"><text:span text:style-name="T1">FROM meatconsumption </text:span></text:p>
      <text:p text:style-name="Standard"><text:span text:style-name="T1">WHERE country_code IN ('EU27', 'BRICS', 'OECD');</text:span></text:p>
      <text:p text:style-name="Standard"><text:span text:style-name="T1"/></text:p>
      <text:p text:style-name="Standard"><text:span text:style-name="T1"/></text:p>
      <text:p text:style-name="Standard"><text:span text:style-name="T1"/></text:p>
      <text:p text:style-name="Standard"><text:span text:style-name="T1">CREATE TABLE meatconsumption (</text:span></text:p>
      <text:p text:style-name="Standard"><text:span text:style-name="T1"><text:s text:c="4"/>meat_id SERIAL PRIMARY KEY,</text:span></text:p>
      <text:p text:style-name="Standard"><text:span text:style-name="T1"><text:s text:c="4"/>country_code VARCHAR(3) NOT NULL,</text:span></text:p>
      <text:p text:style-name="Standard"><text:span text:style-name="T1"><text:s text:c="4"/>meat_type VARCHAR(20) NOT NULL,</text:span></text:p>
      <text:p text:style-name="Standard"><text:span text:style-name="T1"><text:s text:c="4"/>measure VARCHAR(10) NOT NULL,</text:span></text:p>
      <text:p text:style-name="Standard"><text:span text:style-name="T1"><text:s text:c="4"/>year INTEGER NOT NULL,</text:span></text:p>
      <text:p text:style-name="Standard"><text:span text:style-name="T1"><text:s text:c="4"/>value NUMERIC(10,2) NOT NULL</text:span></text:p>
      <text:p text:style-name="Standard"><text:span text:style-name="T1">);</text:span></text:p>
      <text:p text:style-name="Standard"><text:span text:style-name="T1"/></text:p>
      <text:p text:style-name="Standard"><text:span text:style-name="T1">now 11,203 records and 35 unique country codes remain.</text:span></text:p>
      <text:p text:style-name="Standard"><text:span text:style-name="T1">-----------------------------------------------------------------------------</text:span></text:p>
      <text:p text:style-name="Standard"><text:span text:style-name="T1"/></text:p>
      <text:p text:style-name="Standard"><text:span text:style-name="T1"/></text:p>
      <text:p text:style-name="Standard"><text:span text:style-name="T1">---------------------------------------------</text:span></text:p>
      <text:p text:style-name="Standard"><text:span text:style-name="T1"/></text:p>
      <text:p text:style-name="Standard"><text:span text:style-name="T1"/></text:p>
      <text:p text:style-name="Standard"><text:span text:style-name="T1">--find the distinct countries after the join</text:span></text:p>
      <text:p text:style-name="Standard"><text:span text:style-name="T1">SELECT DISTINCT meatconsumption.country_code, hdi_data.country_code</text:span></text:p>
      <text:p text:style-name="Standard"><text:span text:style-name="T1">FROM meatconsumption</text:span></text:p>
      <text:p text:style-name="Standard"><text:span text:style-name="T1">INNER JOIN hdi_data</text:span></text:p>
      <text:p text:style-name="Standard"><text:soft-page-break/><text:span text:style-name="T1">ON meatconsumption.country_code = hdi_data.country_code;</text:span></text:p>
      <text:p text:style-name="Standard"><text:span text:style-name="T1">-----------------------------------------------------------------</text:span></text:p>
      <text:p text:style-name="Standard"><text:span text:style-name="T1"/></text:p>
      <text:p text:style-name="Standard"><text:span text:style-name="T1"/></text:p>
      <text:p text:style-name="Standard"><text:span text:style-name="T1">--total consumption of different meat types by country</text:span></text:p>
      <text:p text:style-name="Standard"><text:span text:style-name="T1">SELECT meatconsumption.country_code, meatconsumption.meat_type, SUM(meatconsumption.value) AS total_consumption</text:span></text:p>
      <text:p text:style-name="Standard"><text:span text:style-name="T1">FROM meatconsumption</text:span></text:p>
      <text:p text:style-name="Standard"><text:span text:style-name="T1">INNER JOIN hdi_data</text:span></text:p>
      <text:p text:style-name="Standard"><text:span text:style-name="T1">ON meatconsumption.country_code = hdi_data.country_code</text:span></text:p>
      <text:p text:style-name="Standard"><text:span text:style-name="T1">GROUP BY meatconsumption.country_code, meatconsumption.meat_type</text:span></text:p>
      <text:p text:style-name="Standard"><text:span text:style-name="T1">ORDER BY meatconsumption.country_code, total_consumption DESC;</text:span></text:p>
      <text:p text:style-name="Standard"><text:span text:style-name="T1"/></text:p>
      <text:p text:style-name="Standard"><text:span text:style-name="T1">this query would be better visualized in Power BI</text:span></text:p>
      <text:p text:style-name="Standard"><text:span text:style-name="T1">------------------------------------------------------------------------</text:span></text:p>
      <text:p text:style-name="Standard"><text:span text:style-name="T1"/></text:p>
      <text:p text:style-name="Standard"><text:span text:style-name="T1">--top 5 chicken consuming countries</text:span></text:p>
      <text:p text:style-name="Standard"><text:span text:style-name="T1">SELECT country_code, meat_type, SUM(value) AS total_consumption</text:span></text:p>
      <text:p text:style-name="Standard"><text:span text:style-name="T1">FROM meatconsumption</text:span></text:p>
      <text:p text:style-name="Standard"><text:span text:style-name="T1">WHERE meat_type = 'POULTRY'</text:span></text:p>
      <text:p text:style-name="Standard"><text:span text:style-name="T1">GROUP BY country_code, meat_type</text:span></text:p>
      <text:p text:style-name="Standard"><text:span text:style-name="T1">ORDER BY total_consumption DESC</text:span></text:p>
      <text:p text:style-name="Standard"><text:span text:style-name="T1">LIMIT 6;</text:span></text:p>
      <text:p text:style-name="Standard"><text:span text:style-name="T1"/></text:p>
      <text:p text:style-name="Standard"><text:span text:style-name="T1">RESULT:</text:span></text:p>
      <text:p text:style-name="Standard"><text:span text:style-name="T1">"WLD"<text:tab/>"POULTRY"<text:tab/>2748371.75</text:span></text:p>
      <text:p text:style-name="Standard"><text:span text:style-name="T1">"USA"<text:tab/>"POULTRY"<text:tab/>498689.73</text:span></text:p>
      <text:p text:style-name="Standard"><text:span text:style-name="T1">"CHN"<text:tab/>"POULTRY"<text:tab/>445475.65</text:span></text:p>
      <text:p text:style-name="Standard"><text:span text:style-name="T1">"BRA"<text:tab/>"POULTRY"<text:tab/>214902.11</text:span></text:p>
      <text:p text:style-name="Standard"><text:span text:style-name="T1">"RUS"<text:tab/>"POULTRY"<text:tab/>100705.71</text:span></text:p>
      <text:p text:style-name="Standard"><text:span text:style-name="T1">"MEX"<text:tab/>"POULTRY"<text:tab/>92740.25</text:span></text:p>
      <text:p text:style-name="Standard"><text:span text:style-name="T1"/></text:p>
      <text:p text:style-name="Standard"><text:span text:style-name="T1">--least 5 chicken consuming countries</text:span></text:p>
      <text:p text:style-name="Standard"><text:span text:style-name="T1">SELECT country_code, meat_type, SUM(value) AS total_consumption</text:span></text:p>
      <text:p text:style-name="Standard"><text:span text:style-name="T1">FROM meatconsumption</text:span></text:p>
      <text:p text:style-name="Standard"><text:span text:style-name="T1">WHERE meat_type = 'POULTRY'</text:span></text:p>
      <text:p text:style-name="Standard"><text:span text:style-name="T1">GROUP BY country_code, meat_type</text:span></text:p>
      <text:p text:style-name="Standard"><text:span text:style-name="T1">ORDER BY total_consumption ASC</text:span></text:p>
      <text:p text:style-name="Standard"><text:span text:style-name="T1">LIMIT 6;</text:span></text:p>
      <text:p text:style-name="Standard"><text:span text:style-name="T1"/></text:p>
      <text:p text:style-name="Standard"><text:span text:style-name="T1">RESULT:</text:span></text:p>
      <text:p text:style-name="Standard"><text:span text:style-name="T1">"ETH"<text:tab/>"POULTRY"<text:tab/>1234.7</text:span></text:p>
      <text:p text:style-name="Standard"><text:span text:style-name="T1">"PRY"<text:tab/>"POULTRY"<text:tab/>1422.22</text:span></text:p>
      <text:p text:style-name="Standard"><text:span text:style-name="T1">"NOR"<text:tab/>"POULTRY"<text:tab/>2569.49</text:span></text:p>
      <text:p text:style-name="Standard"><text:span text:style-name="T1">"CHE"<text:tab/>"POULTRY"<text:tab/>4013.37</text:span></text:p>
      <text:p text:style-name="Standard"><text:soft-page-break/><text:span text:style-name="T1">"NZL"<text:tab/>"POULTRY"<text:tab/>5591.6</text:span></text:p>
      <text:p text:style-name="Standard"><text:span text:style-name="T1">"NGA"<text:tab/>"POULTRY"<text:tab/>6606.75</text:span></text:p>
      <text:p text:style-name="Standard"><text:span text:style-name="T1"/></text:p>
      <text:p text:style-name="Standard"><text:span text:style-name="T1"/></text:p>
      <text:p text:style-name="Standard"><text:span text:style-name="T1"/></text:p>
      <text:p text:style-name="Standard"><text:span text:style-name="T1">-- top 5 beef consuming countries</text:span></text:p>
      <text:p text:style-name="Standard"><text:span text:style-name="T1">SELECT country_code, meat_type, SUM(value) AS total_consumption</text:span></text:p>
      <text:p text:style-name="Standard"><text:span text:style-name="T1">FROM meatconsumption</text:span></text:p>
      <text:p text:style-name="Standard"><text:span text:style-name="T1">WHERE meat_type = 'BEEF'</text:span></text:p>
      <text:p text:style-name="Standard"><text:span text:style-name="T1">GROUP BY country_code, meat_type</text:span></text:p>
      <text:p text:style-name="Standard"><text:span text:style-name="T1">ORDER BY total_consumption DESC</text:span></text:p>
      <text:p text:style-name="Standard"><text:span text:style-name="T1">LIMIT 6;</text:span></text:p>
      <text:p text:style-name="Standard"><text:span text:style-name="T1"/></text:p>
      <text:p text:style-name="Standard"><text:span text:style-name="T1">RESULTS:</text:span></text:p>
      <text:p text:style-name="Standard"><text:span text:style-name="T1">"WLD"<text:tab/>"BEEF"<text:tab/>1968807.52</text:span></text:p>
      <text:p text:style-name="Standard"><text:span text:style-name="T1">"USA"<text:tab/>"BEEF"<text:tab/>398941.96</text:span></text:p>
      <text:p text:style-name="Standard"><text:span text:style-name="T1">"BRA"<text:tab/>"BEEF"<text:tab/>225382.7</text:span></text:p>
      <text:p text:style-name="Standard"><text:span text:style-name="T1">"CHN"<text:tab/>"BEEF"<text:tab/>177023.56</text:span></text:p>
      <text:p text:style-name="Standard"><text:span text:style-name="T1">"RUS"<text:tab/>"BEEF"<text:tab/>83654.44</text:span></text:p>
      <text:p text:style-name="Standard"><text:span text:style-name="T1">"ARG"<text:tab/>"BEEF"<text:tab/>82086.95</text:span></text:p>
      <text:p text:style-name="Standard"><text:span text:style-name="T1">"IND"<text:tab/>"BEEF"<text:tab/>52845.71</text:span></text:p>
      <text:p text:style-name="Standard"><text:span text:style-name="T1">"MEX"<text:tab/>"BEEF"<text:tab/>49976.41</text:span></text:p>
      <text:p text:style-name="Standard"><text:span text:style-name="T1">"JPN"<text:tab/>"BEEF"<text:tab/>42891.44</text:span></text:p>
      <text:p text:style-name="Standard"><text:span text:style-name="T1">"PAK"<text:tab/>"BEEF"<text:tab/>41654.09</text:span></text:p>
      <text:p text:style-name="Standard"><text:span text:style-name="T1">"CAN"<text:tab/>"BEEF"<text:tab/>33056.22</text:span></text:p>
      <text:p text:style-name="Standard"><text:span text:style-name="T1">"EGY"<text:tab/>"BEEF"<text:tab/>29394.04</text:span></text:p>
      <text:p text:style-name="Standard"><text:span text:style-name="T1"/></text:p>
      <text:p text:style-name="Standard"><text:span text:style-name="T1">--least 5 beef consuming countries</text:span></text:p>
      <text:p text:style-name="Standard"><text:span text:style-name="T1">SELECT country_code, meat_type, SUM(value) AS total_consumption</text:span></text:p>
      <text:p text:style-name="Standard"><text:span text:style-name="T1">FROM meatconsumption</text:span></text:p>
      <text:p text:style-name="Standard"><text:span text:style-name="T1">WHERE meat_type = 'BEEF'</text:span></text:p>
      <text:p text:style-name="Standard"><text:span text:style-name="T1">GROUP BY country_code, meat_type</text:span></text:p>
      <text:p text:style-name="Standard"><text:span text:style-name="T1">ORDER BY total_consumption ASC</text:span></text:p>
      <text:p text:style-name="Standard"><text:span text:style-name="T1">LIMIT 5;</text:span></text:p>
      <text:p text:style-name="Standard"><text:span text:style-name="T1"/></text:p>
      <text:p text:style-name="Standard"><text:span text:style-name="T1">RESULT:</text:span></text:p>
      <text:p text:style-name="Standard"><text:span text:style-name="T1">"NOR"<text:tab/>"BEEF"<text:tab/>3559.41</text:span></text:p>
      <text:p text:style-name="Standard"><text:span text:style-name="T1">"NZL"<text:tab/>"BEEF"<text:tab/>4226.19</text:span></text:p>
      <text:p text:style-name="Standard"><text:span text:style-name="T1">"SAU"<text:tab/>"BEEF"<text:tab/>4506.4</text:span></text:p>
      <text:p text:style-name="Standard"><text:span text:style-name="T1">"PRY"<text:tab/>"BEEF"<text:tab/>5292.72</text:span></text:p>
      <text:p text:style-name="Standard"><text:span text:style-name="T1">"PER"<text:tab/>"BEEF"<text:tab/>5450.39</text:span></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text:p>
      <text:p text:style-name="Standard"><text:span text:style-name="T1"/></text:p>
      <text:p text:style-name="Standard"><text:span text:style-name="T1"/></text:p>
      <text:p text:style-name="Standard"><text:span text:style-name="T1">--top 5 pork consuming countries</text:span></text:p>
      <text:p text:style-name="Standard"><text:span text:style-name="T1">SELECT country_code, meat_type, SUM(value) AS total_consumption</text:span></text:p>
      <text:p text:style-name="Standard"><text:span text:style-name="T1">FROM meatconsumption</text:span></text:p>
      <text:p text:style-name="Standard"><text:span text:style-name="T1">WHERE meat_type = 'PIG'</text:span></text:p>
      <text:p text:style-name="Standard"><text:span text:style-name="T1">GROUP BY country_code, meat_type</text:span></text:p>
      <text:p text:style-name="Standard"><text:span text:style-name="T1">ORDER BY total_consumption DESC</text:span></text:p>
      <text:p text:style-name="Standard"><text:span text:style-name="T1">LIMIT 6;</text:span></text:p>
      <text:p text:style-name="Standard"><text:span text:style-name="T1"/></text:p>
      <text:p text:style-name="Standard"><text:span text:style-name="T1">RESULT:</text:span></text:p>
      <text:p text:style-name="Standard"><text:span text:style-name="T1">"WLD"<text:tab/>"PIG"<text:tab/>3067066.3</text:span></text:p>
      <text:p text:style-name="Standard"><text:span text:style-name="T1">"CHN"<text:tab/>"PIG"<text:tab/>1465697.58</text:span></text:p>
      <text:p text:style-name="Standard"><text:span text:style-name="T1">"USA"<text:tab/>"PIG"<text:tab/>287499.74</text:span></text:p>
      <text:p text:style-name="Standard"><text:span text:style-name="T1">"RUS"<text:tab/>"PIG"<text:tab/>88137.48</text:span></text:p>
      <text:p text:style-name="Standard"><text:span text:style-name="T1">"BRA"<text:tab/>"PIG"<text:tab/>79049.82</text:span></text:p>
      <text:p text:style-name="Standard"><text:span text:style-name="T1">"VNM"<text:tab/>"PIG"<text:tab/>78313.44</text:span></text:p>
      <text:p text:style-name="Standard"><text:span text:style-name="T1"/></text:p>
      <text:p text:style-name="Standard"><text:span text:style-name="T1"/></text:p>
      <text:p text:style-name="Standard"><text:span text:style-name="T1">--least 5 pork consuming countries</text:span></text:p>
      <text:p text:style-name="Standard"><text:span text:style-name="T1">SELECT country_code, meat_type, SUM(value) AS total_consumption</text:span></text:p>
      <text:p text:style-name="Standard"><text:span text:style-name="T1">FROM meatconsumption</text:span></text:p>
      <text:p text:style-name="Standard"><text:span text:style-name="T1">WHERE meat_type = 'PIG'</text:span></text:p>
      <text:p text:style-name="Standard"><text:span text:style-name="T1">GROUP BY country_code, meat_type</text:span></text:p>
      <text:p text:style-name="Standard"><text:span text:style-name="T1">ORDER BY total_consumption ASC</text:span></text:p>
      <text:p text:style-name="Standard"><text:span text:style-name="T1">LIMIT 5;</text:span></text:p>
      <text:p text:style-name="Standard"><text:span text:style-name="T1"/></text:p>
      <text:p text:style-name="Standard"><text:span text:style-name="T1">RESULT:</text:span></text:p>
      <text:p text:style-name="Standard"><text:span text:style-name="T1">"PAK"<text:tab/>"PIG"<text:tab/>0.92</text:span></text:p>
      <text:p text:style-name="Standard"><text:span text:style-name="T1">"TUR"<text:tab/>"PIG"<text:tab/>5.59</text:span></text:p>
      <text:p text:style-name="Standard"><text:span text:style-name="T1">"IRN"<text:tab/>"PIG"<text:tab/>12.11</text:span></text:p>
      <text:p text:style-name="Standard"><text:span text:style-name="T1">"ETH"<text:tab/>"PIG"<text:tab/>55.74</text:span></text:p>
      <text:p text:style-name="Standard"><text:span text:style-name="T1">"EGY"<text:tab/>"PIG"<text:tab/>71.73</text:span></text:p>
      <text:p text:style-name="Standard"><text:span text:style-name="T1"/></text:p>
      <text:p text:style-name="Standard"><text:span text:style-name="T1"/></text:p>
      <text:p text:style-name="Standard"><text:span text:style-name="T1">--python correlation analysis for beef and income per capita</text:span></text:p>
      <text:p text:style-name="Standard"><text:span text:style-name="T1">from scipy.stats import pearsonr</text:span></text:p>
      <text:p text:style-name="Standard"><text:span text:style-name="T1">import pandas as pd</text:span></text:p>
      <text:p text:style-name="Standard"><text:span text:style-name="T1"/></text:p>
      <text:p text:style-name="Standard"><text:span text:style-name="T1"># Read in the data as a pandas DataFrame</text:span></text:p>
      <text:p text:style-name="Standard"><text:span text:style-name="T1">df = pd.read_csv('beef_consumption_income_per_capita.csv')</text:span></text:p>
      <text:p text:style-name="Standard"><text:span text:style-name="T1"/></text:p>
      <text:p text:style-name="Standard"><text:span text:style-name="T1"># Extract the columns of interest</text:span></text:p>
      <text:p text:style-name="Standard"><text:span text:style-name="T1">income = df['income_per_capita']</text:span></text:p>
      <text:p text:style-name="Standard"><text:soft-page-break/><text:span text:style-name="T1">beef = df['beef_consumption']</text:span></text:p>
      <text:p text:style-name="Standard"><text:span text:style-name="T1"/></text:p>
      <text:p text:style-name="Standard"><text:span text:style-name="T1"># Calculate Pearson's correlation coefficient and p-value</text:span></text:p>
      <text:p text:style-name="Standard"><text:span text:style-name="T1">corr, pval = pearsonr(income, beef)</text:span></text:p>
      <text:p text:style-name="Standard"><text:span text:style-name="T1"/></text:p>
      <text:p text:style-name="Standard"><text:span text:style-name="T1"># Print the correlation coefficient and p-value</text:span></text:p>
      <text:p text:style-name="Standard"><text:span text:style-name="T1">print(f"Pearson's correlation coefficient: {corr:.2f}")</text:span></text:p>
      <text:p text:style-name="Standard"><text:span text:style-name="T1">print(f"P-value: {pval:.2f}")</text:span></text:p>
      <text:p text:style-name="Standard"><text:span text:style-name="T1"/></text:p>
      <text:p text:style-name="Standard"><text:span text:style-name="T1"/></text:p>
      <text:p text:style-name="Standard"><text:span text:style-name="T1">RESULT:</text:span></text:p>
      <text:p text:style-name="Standard"><text:span text:style-name="T1"/></text:p>
      <text:p text:style-name="Standard"><text:span text:style-name="T1">Pearson's correlation coefficient: 0.17</text:span></text:p>
      <text:p text:style-name="Standard"><text:span text:style-name="T1">P-value: 0.32</text:span></text:p>
      <text:p text:style-name="Standard"><text:span text:style-name="T1"/></text:p>
      <text:p text:style-name="Standard"><text:span text:style-name="T1"/></text:p>
      <text:p text:style-name="Standard"><text:span text:style-name="T1">-----python correlation analysis for beef and income per capita</text:span></text:p>
      <text:p text:style-name="Standard"><text:span text:style-name="T1">from scipy.stats import pearsonr</text:span></text:p>
      <text:p text:style-name="Standard"><text:span text:style-name="T1">import pandas as pd</text:span></text:p>
      <text:p text:style-name="Standard"><text:span text:style-name="T1"/></text:p>
      <text:p text:style-name="Standard"><text:span text:style-name="T1"># Read in the data as a pandas DataFrame</text:span></text:p>
      <text:p text:style-name="Standard"><text:span text:style-name="T1">df = pd.read_csv('chicken_consumption_income.csv')</text:span></text:p>
      <text:p text:style-name="Standard"><text:span text:style-name="T1"/></text:p>
      <text:p text:style-name="Standard"><text:span text:style-name="T1"># Extract the columns of interest</text:span></text:p>
      <text:p text:style-name="Standard"><text:span text:style-name="T1">income = df['income_per_capita']</text:span></text:p>
      <text:p text:style-name="Standard"><text:span text:style-name="T1">beef = df['chicken_consumption']</text:span></text:p>
      <text:p text:style-name="Standard"><text:span text:style-name="T1"/></text:p>
      <text:p text:style-name="Standard"><text:span text:style-name="T1"># Calculate Pearson's correlation coefficient and p-value</text:span></text:p>
      <text:p text:style-name="Standard"><text:span text:style-name="T1">corr, pval = pearsonr(income, chicken)</text:span></text:p>
      <text:p text:style-name="Standard"><text:span text:style-name="T1"/></text:p>
      <text:p text:style-name="Standard"><text:span text:style-name="T1"># Print the correlation coefficient and p-value</text:span></text:p>
      <text:p text:style-name="Standard"><text:span text:style-name="T1">print(f"Pearson's correlation coefficient: {corr:.2f}")</text:span></text:p>
      <text:p text:style-name="Standard"><text:span text:style-name="T1">print(f"P-value: {pval:.2f}")</text:span></text:p>
      <text:p text:style-name="Standard"><text:span text:style-name="T1"/></text:p>
      <text:p text:style-name="Standard"><text:span text:style-name="T1"/></text:p>
      <text:p text:style-name="Standard"><text:span text:style-name="T1">RESULT:</text:span></text:p>
      <text:p text:style-name="Standard"><text:span text:style-name="T1">Pearson's correlation coefficient: 0.14</text:span></text:p>
      <text:p text:style-name="Standard"><text:span text:style-name="T1">P-value: 0.42</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python correlation analysis for pork and income</text:span></text:p>
      <text:p text:style-name="Standard"><text:span text:style-name="T1">from scipy.stats import pearsonr</text:span></text:p>
      <text:p text:style-name="Standard"><text:span text:style-name="T1">import pandas as pd</text:span></text:p>
      <text:p text:style-name="Standard"><text:soft-page-break/><text:span text:style-name="T1"/></text:p>
      <text:p text:style-name="Standard"><text:span text:style-name="T1"># Read in the data as a pandas DataFrame</text:span></text:p>
      <text:p text:style-name="Standard"><text:span text:style-name="T1">df = pd.read_csv('pork_consumption_income.csv')</text:span></text:p>
      <text:p text:style-name="Standard"><text:span text:style-name="T1"/></text:p>
      <text:p text:style-name="Standard"><text:span text:style-name="T1"># Extract the columns of interest</text:span></text:p>
      <text:p text:style-name="Standard"><text:span text:style-name="T1">income = df['income_per_capita']</text:span></text:p>
      <text:p text:style-name="Standard"><text:span text:style-name="T1">beef = df['pork_consumption']</text:span></text:p>
      <text:p text:style-name="Standard"><text:span text:style-name="T1"/></text:p>
      <text:p text:style-name="Standard"><text:span text:style-name="T1"># Calculate Pearson's correlation coefficient and p-value</text:span></text:p>
      <text:p text:style-name="Standard"><text:span text:style-name="T1">corr, pval = pearsonr(income, pork)</text:span></text:p>
      <text:p text:style-name="Standard"><text:span text:style-name="T1"/></text:p>
      <text:p text:style-name="Standard"><text:span text:style-name="T1"># Print the correlation coefficient and p-value</text:span></text:p>
      <text:p text:style-name="Standard"><text:span text:style-name="T1">print(f"Pearson's correlation coefficient: {corr:.2f}")</text:span></text:p>
      <text:p text:style-name="Standard"><text:span text:style-name="T1">print(f"P-value: {pval:.2f}")</text:span></text:p>
      <text:p text:style-name="Standard"><text:span text:style-name="T1"/></text:p>
      <text:p text:style-name="Standard"><text:span text:style-name="T1"/></text:p>
      <text:p text:style-name="Standard"><text:span text:style-name="T1">RESULT:</text:span></text:p>
      <text:p text:style-name="Standard"><text:span text:style-name="T1"/></text:p>
      <text:p text:style-name="Standard"><text:span text:style-name="T1">Pearson's correlation coefficient: -0.02</text:span></text:p>
      <text:p text:style-name="Standard"><text:span text:style-name="T1">P-value: 0.92</text:span></text:p>
      <text:p text:style-name="Standard"><text:span text:style-name="T1"/></text:p>
      <text:p text:style-name="Standard"><text:span text:style-name="T1"/></text:p>
      <text:p text:style-name="Standard"><text:span text:style-name="T1">It appears that the correlation between type of meat consumed and income per capita is not very strong</text:span></text:p>
      <text:p text:style-name="Standard"><text:span text:style-name="T1">however the strongest link appears to be between beef and income per capita.</text:span></text:p>
      <text:p text:style-name="Standard"><text:span text:style-name="T1"/></text:p>
      <text:p text:style-name="Standard"><text:span text:style-name="T1">--------------------------------------------------------------</text:span></text:p>
      <text:p text:style-name="Standard"><text:span text:style-name="T1"/></text:p>
      <text:p text:style-name="Standard"><text:span text:style-name="T1">--searched for rows that have projected years in the future</text:span></text:p>
      <text:p text:style-name="Standard"><text:span text:style-name="T1">SELECT *</text:span></text:p>
      <text:p text:style-name="Standard"><text:span text:style-name="T1">FROM meatconsumption</text:span></text:p>
      <text:p text:style-name="Standard"><text:span text:style-name="T1">WHERE year &gt; 2022;</text:span></text:p>
      <text:p text:style-name="Standard"><text:span text:style-name="T1"/></text:p>
      <text:p text:style-name="Standard"><text:span text:style-name="T1"/></text:p>
      <text:p text:style-name="Standard"><text:span text:style-name="T1">--deleted those rows</text:span></text:p>
      <text:p text:style-name="Standard"><text:span text:style-name="T1">DELETE</text:span></text:p>
      <text:p text:style-name="Standard"><text:span text:style-name="T1">FROM meatconsumption</text:span></text:p>
      <text:p text:style-name="Standard"><text:span text:style-name="T1">WHERE year &gt; 2022;</text:span></text:p>
      <text:p text:style-name="Standard"><text:span text:style-name="T1"/></text:p>
      <text:p text:style-name="Standard"><text:span text:style-name="T1">--------------------------------------------------------------</text:span></text:p>
      <text:p text:style-name="Standard"><text:span text:style-name="T1"/></text:p>
      <text:p text:style-name="Standard"><text:span text:style-name="T1">--python correlation analysis of meat consumption and HDI index</text:span></text:p>
      <text:p text:style-name="Standard"><text:span text:style-name="T1">import pandas as pd</text:span></text:p>
      <text:p text:style-name="Standard"><text:span text:style-name="T1"/></text:p>
      <text:p text:style-name="Standard"><text:span text:style-name="T1"># Load the query results into a dataframe</text:span></text:p>
      <text:p text:style-name="Standard"><text:soft-page-break/><text:span text:style-name="T1">df = pd.DataFrame({</text:span></text:p>
      <text:p text:style-name="Standard"><text:span text:style-name="T1"><text:s text:c="4"/>'country_code': ['CHN', 'USA', 'BRA', 'RUS', 'MEX', 'JPN', 'IND', 'ARG', 'VNM', 'GBR',</text:span></text:p>
      <text:p text:style-name="Standard"><text:span text:style-name="T1"><text:s text:c="21"/>'CAN', 'PHL', 'KOR', 'ZAF', 'IDN', 'PAK', 'AUS', 'UKR', 'IRN', 'TUR',</text:span></text:p>
      <text:p text:style-name="Standard"><text:span text:style-name="T1"><text:s text:c="21"/>'COL', 'EGY', 'THA', 'MYS', 'SAU', 'CHL', 'PER', 'NGA', 'KAZ', 'ISR',</text:span></text:p>
      <text:p text:style-name="Standard"><text:span text:style-name="T1"><text:s text:c="21"/>'CHE', 'NZL', 'ETH', 'PRY', 'NOR'],</text:span></text:p>
      <text:p text:style-name="Standard"><text:span text:style-name="T1"><text:s text:c="4"/>'hdi_index': [0.768, 0.921, 0.754, 0.822, 0.758, 0.925, 0.633, 0.842, 0.705, 0.929,</text:span></text:p>
      <text:p text:style-name="Standard"><text:span text:style-name="T1"><text:s text:c="18"/>0.936, 0.699, 0.925, 0.714, 0.706, 0.544, 0.951, 0.773, 0.774, 0.838,</text:span></text:p>
      <text:p text:style-name="Standard"><text:span text:style-name="T1"><text:s text:c="18"/>0.752, 0.731, 0.8, 0.803, 0.875, 0.855, 0.762, 0.535, 0.811, 0.919,</text:span></text:p>
      <text:p text:style-name="Standard"><text:span text:style-name="T1"><text:s text:c="18"/>0.962, 0.937, 0.498, 0.717, 0.961],</text:span></text:p>
      <text:p text:style-name="Standard"><text:span text:style-name="T1"><text:s text:c="4"/>'total_meat_consumption': [2199771.44, 1190502.28, 523265, 279090.37, 194755.84, 189406.72,</text:span></text:p>
      <text:p text:style-name="Standard"><text:span text:style-name="T1"><text:s text:c="31"/>153281.17, 136956.79, 125382.14, 107315.51, 99442.31, 92842.81,</text:span></text:p>
      <text:p text:style-name="Standard"><text:span text:style-name="T1"><text:s text:c="31"/>86218.75, 85788.33, 80758.58, 79997.73, 78773.68, 74324.06, 74266.32,</text:span></text:p>
      <text:p text:style-name="Standard"><text:span text:style-name="T1"><text:s text:c="31"/>66821.11, 66740.38, 61094.05, 56254.18, 53016.72, 43402.53, 41617.58,</text:span></text:p>
      <text:p text:style-name="Standard"><text:span text:style-name="T1"><text:s text:c="31"/>40939.01, 35261.42, 33096.75, 24019.6, 19535.73, 15902.78, 15169.96,</text:span></text:p>
      <text:p text:style-name="Standard"><text:span text:style-name="T1"><text:s text:c="31"/>12580.35, 11663.53]</text:span></text:p>
      <text:p text:style-name="Standard"><text:span text:style-name="T1">})</text:span></text:p>
      <text:p text:style-name="Standard"><text:span text:style-name="T1"/></text:p>
      <text:p text:style-name="Standard"><text:span text:style-name="T1"># Calculate the correlation between HDI index and total meat consumption</text:span></text:p>
      <text:p text:style-name="Standard"><text:span text:style-name="T1">corr = df['hdi_index'].corr(df['total_meat_consumption'])</text:span></text:p>
      <text:p text:style-name="Standard"><text:span text:style-name="T1"/></text:p>
      <text:p text:style-name="Standard"><text:span text:style-name="T1"># Print the correlation coefficient</text:span></text:p>
      <text:p text:style-name="Standard"><text:span text:style-name="T1">print('Correlation coefficient: ', corr)</text:span></text:p>
      <text:p text:style-name="Standard"><text:span text:style-name="T1"/></text:p>
      <text:p text:style-name="Standard"><text:span text:style-name="T1"/></text:p>
      <text:p text:style-name="Standard"><text:span text:style-name="T1">RESULT:</text:span></text:p>
      <text:p text:style-name="Standard"><text:span text:style-name="T1">0.038700331063163035</text:span></text:p>
      <text:p text:style-name="Standard"><text:span text:style-name="T1"/></text:p>
      <text:p text:style-name="Standard"><text:span text:style-name="T1"/></text:p>
      <text:p text:style-name="Standard"><text:span text:style-name="T1">The correlation coefficient of 0.0387 indicates a weak positive correlation between meat consumption and HDI index.</text:span></text:p>
      <text:p text:style-name="Standard"><text:span text:style-name="T1"/></text:p>
      <text:p text:style-name="Standard"><text:span text:style-name="T1"/></text:p>
      <text:p text:style-name="Standard"><text:span text:style-name="T1">-----------------------------------------------------</text:span></text:p>
      <text:p text:style-name="Standard"><text:span text:style-name="T1"/></text:p>
      <text:p text:style-name="Standard"><text:span text:style-name="T1">MOST meat:</text:span></text:p>
      <text:p text:style-name="Standard"><text:span text:style-name="T1"/></text:p>
      <text:p text:style-name="Standard"><text:span text:style-name="T1">USA</text:span></text:p>
      <text:p text:style-name="Standard"><text:span text:style-name="T1">BRA</text:span></text:p>
      <text:p text:style-name="Standard"><text:span text:style-name="T1">CHN</text:span></text:p>
      <text:p text:style-name="Standard"><text:span text:style-name="T1">RUS</text:span></text:p>
      <text:p text:style-name="Standard"><text:span text:style-name="T1">VNM</text:span></text:p>
      <text:p text:style-name="Standard"><text:span text:style-name="T1"/></text:p>
      <text:p text:style-name="Standard"><text:span text:style-name="T1"/></text:p>
      <text:p text:style-name="Standard"><text:span text:style-name="T1"/></text:p>
      <text:p text:style-name="Standard"><text:soft-page-break/><text:span text:style-name="T1">LEAST meat:</text:span></text:p>
      <text:p text:style-name="Standard"><text:span text:style-name="T1"/></text:p>
      <text:p text:style-name="Standard"><text:span text:style-name="T1">NOR</text:span></text:p>
      <text:p text:style-name="Standard"><text:span text:style-name="T1">NZL</text:span></text:p>
      <text:p text:style-name="Standard"><text:span text:style-name="T1">PRY</text:span></text:p>
      <text:p text:style-name="Standard"><text:span text:style-name="T1">ETH</text:span></text:p>
      <text:p text:style-name="Standard"><text:span text:style-name="T1"/></text:p>
      <text:p text:style-name="Standard"><text:span text:style-name="T1"/></text:p>
      <text:p text:style-name="Standard"><text:span text:style-name="T1">----------------------------------------------------</text:span></text:p>
      <text:p text:style-name="Standard"><text:span text:style-name="T1"/></text:p>
      <text:p text:style-name="Standard"><text:span text:style-name="T1"/></text:p>
      <text:p text:style-name="Standard"><text:span text:style-name="T1">made a Power BI map visual called "Map of countries by total meat consumption":</text:span></text:p>
      <text:p text:style-name="Standard"><text:span text:style-name="T1">location = 'hdi_country_code', bubble size = 'value'</text:span></text:p>
      <text:p text:style-name="Standard"><text:span text:style-name="T1"/></text:p>
      <text:p text:style-name="Standard"><text:span text:style-name="T1"/></text:p>
      <text:p text:style-name="Standard"><text:span text:style-name="T1">made a Power BI stacked bar chart visual called "most popular meat type by country"</text:span></text:p>
      <text:p text:style-name="Standard"><text:span text:style-name="T1">x = 'sum of value', y = 'meat_country_code'</text:span></text:p>
      <text:p text:style-name="Standard"><text:span text:style-name="T1">legend = 'meat_type'</text:span></text:p>
      <text:p text:style-name="Standard"><text:span text:style-name="T1"/></text:p>
      <text:p text:style-name="Standard"><text:span text:style-name="T1"/></text:p>
      <text:p text:style-name="Standard"><text:span text:style-name="T1">made a Power BI scatterplot visual called "HDI Index and Meat Consumption"</text:span></text:p>
      <text:p text:style-name="Standard"><text:span text:style-name="T1">x axis = 'hdi_index', y axis = 'sum of value'</text:span></text:p>
      <text:p text:style-name="Standard"><text:span text:style-name="T1">legend = hdi_country_code</text:span></text:p>
      <text:p text:style-name="Standard"><text:span text:style-name="T1"/></text:p>
      <text:p text:style-name="Standard"><text:span text:style-name="T1"/></text:p>
      <text:p text:style-name="Standard"><text:span text:style-name="T1"/></text:p>
      <text:p text:style-name="Standard"><text:span text:style-name="T1">----------------------------------------------------------</text:span></text:p>
      <text:p text:style-name="Standard"><text:span text:style-name="T1"/></text:p>
      <text:p text:style-name="Standard"><text:span text:style-name="T1">--created a new column called mostconsumedmeat</text:span></text:p>
      <text:p text:style-name="Standard"><text:span text:style-name="T1">ALTER TABLE joined_data ADD COLUMN mostconsumedmeat TEXT;</text:span></text:p>
      <text:p text:style-name="Standard"><text:span text:style-name="T1"/></text:p>
      <text:p text:style-name="Standard"><text:span text:style-name="T1">UPDATE joined_data jd</text:span></text:p>
      <text:p text:style-name="Standard"><text:span text:style-name="T1">SET mostconsumedmeat = subquery.meat_type</text:span></text:p>
      <text:p text:style-name="Standard"><text:span text:style-name="T1">FROM (</text:span></text:p>
      <text:p text:style-name="Standard"><text:span text:style-name="T1"><text:s text:c="2"/>SELECT mc.hdi_country_code, mc.meat_type</text:span></text:p>
      <text:p text:style-name="Standard"><text:span text:style-name="T1"><text:s text:c="2"/>FROM meatconsumption mc</text:span></text:p>
      <text:p text:style-name="Standard"><text:span text:style-name="T1"><text:s text:c="2"/>JOIN (</text:span></text:p>
      <text:p text:style-name="Standard"><text:span text:style-name="T1"><text:s text:c="4"/>SELECT hdi_country_code, MAX(value) AS max_value</text:span></text:p>
      <text:p text:style-name="Standard"><text:span text:style-name="T1"><text:s text:c="4"/>FROM joined_data</text:span></text:p>
      <text:p text:style-name="Standard"><text:span text:style-name="T1"><text:s text:c="4"/>GROUP BY hdi_country_code</text:span></text:p>
      <text:p text:style-name="Standard"><text:span text:style-name="T1"><text:s text:c="2"/>) jd_max</text:span></text:p>
      <text:p text:style-name="Standard"><text:span text:style-name="T1"><text:s text:c="2"/>ON mc.hdi_country_code = jd_max.hdi_country_code</text:span></text:p>
      <text:p text:style-name="Standard"><text:span text:style-name="T1"><text:s text:c="2"/>AND mc.value = jd_max.max_value</text:span></text:p>
      <text:p text:style-name="Standard"><text:span text:style-name="T1">) subquery</text:span></text:p>
      <text:p text:style-name="Standard"><text:span text:style-name="T1">WHERE jd.hdi_country_code = subquery.hdi_country_code;</text:span></text:p>
      <text:p text:style-name="Standard"><text:soft-page-break/><text:span text:style-name="T1"/></text:p>
      <text:p text:style-name="Standard"><text:span text:style-name="T1"/></text:p>
      <text:p text:style-name="Standard"><text:span text:style-name="T1"/></text:p>
      <text:p text:style-name="Standard"><text:span text:style-name="T1">--average HDI of countries</text:span></text:p>
      <text:p text:style-name="Standard"><text:span text:style-name="T1">SELECT AVG(hdi_index) AS average_hdi_index</text:span></text:p>
      <text:p text:style-name="Standard"><text:span text:style-name="T1">FROM joined_data;</text:span></text:p>
      <text:p text:style-name="Standard"><text:span text:style-name="T1"/></text:p>
      <text:p text:style-name="Standard"><text:span text:style-name="T1"/></text:p>
      <text:p text:style-name="Standard"><text:span text:style-name="T1">Result:</text:span></text:p>
      <text:p text:style-name="Standard"><text:span text:style-name="T1">0.7952857142857143</text:span></text:p>
      <text:p text:style-name="Standard"><text:span text:style-name="T1"/></text:p>
      <text:p text:style-name="Standard"><text:span text:style-name="T1"/></text:p>
      <text:p text:style-name="Standard"><text:span text:style-name="T1">Since the average HDI is 0.7952857142857143, minimum is 0.498, and highest is 0.962, I will use</text:span></text:p>
      <text:p text:style-name="Standard"><text:span text:style-name="T1">any HDI_index lower than 0.70.</text:span></text:p>
      <text:p text:style-name="Standard"><text:span text:style-name="T1"/></text:p>
      <text:p text:style-name="Standard"><text:span text:style-name="T1">--find countries with HDI less than 0.70</text:span></text:p>
      <text:p text:style-name="Standard"><text:span text:style-name="T1">SELECT DISTINCT hdi_country_code</text:span></text:p>
      <text:p text:style-name="Standard"><text:span text:style-name="T1">FROM joined_data</text:span></text:p>
      <text:p text:style-name="Standard"><text:span text:style-name="T1">WHERE hdi_index &lt; 0.70;</text:span></text:p>
      <text:p text:style-name="Standard"><text:span text:style-name="T1"/></text:p>
      <text:p text:style-name="Standard"><text:span text:style-name="T1"/></text:p>
      <text:p text:style-name="Standard"><text:span text:style-name="T1">Result:</text:span></text:p>
      <text:p text:style-name="Standard"><text:span text:style-name="T1">"PRY"</text:span></text:p>
      <text:p text:style-name="Standard"><text:span text:style-name="T1">"IND"</text:span></text:p>
      <text:p text:style-name="Standard"><text:span text:style-name="T1">"EGY"</text:span></text:p>
      <text:p text:style-name="Standard"><text:span text:style-name="T1">"ZAF"</text:span></text:p>
      <text:p text:style-name="Standard"><text:span text:style-name="T1">"NGA"</text:span></text:p>
      <text:p text:style-name="Standard"><text:span text:style-name="T1">"PAK"</text:span></text:p>
      <text:p text:style-name="Standard"><text:span text:style-name="T1">"VNM"</text:span></text:p>
      <text:p text:style-name="Standard"><text:span text:style-name="T1">"PHL"</text:span></text:p>
      <text:p text:style-name="Standard"><text:span text:style-name="T1">"IDN"</text:span></text:p>
      <text:p text:style-name="Standard"><text:span text:style-name="T1">"ETH"</text:span></text:p>
      <text:p text:style-name="Standard"><text:span text:style-name="T1"/></text:p>
      <text:p text:style-name="Standard"><text:span text:style-name="T1">Created a Power BI table visual called "Most Consumed Meat By Lowest HDI Countries"</text:span></text:p>
      <text:p text:style-name="Standard"><text:span text:style-name="T1">Columns: Country_Code</text:span></text:p>
      <text:p text:style-name="Standard"><text:span text:style-name="T1">HDI_Index</text:span></text:p>
      <text:p text:style-name="Standard"><text:span text:style-name="T1">mostconsumedmeat</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find the highest income per capita countries by meat preference</text:span></text:p>
      <text:p text:style-name="Standard"><text:span text:style-name="T1">SELECT hdi_country_code, income_per_capita, mostconsumedmeat</text:span></text:p>
      <text:p text:style-name="Standard"><text:span text:style-name="T1">FROM joined_data</text:span></text:p>
      <text:p text:style-name="Standard"><text:soft-page-break/><text:span text:style-name="T1">ORDER BY income_per_capita DESC;</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RESULT:</text:span></text:p>
      <text:p text:style-name="Standard"><text:span text:style-name="T1">"CHE"<text:tab/>66933<text:tab/>"PIG"</text:span></text:p>
      <text:p text:style-name="Standard"><text:span text:style-name="T1">"USA"<text:tab/>64765<text:tab/>"POULTRY"</text:span></text:p>
      <text:p text:style-name="Standard"><text:span text:style-name="T1">"NOR"<text:tab/>64660<text:tab/>"PIG"</text:span></text:p>
      <text:p text:style-name="Standard"><text:span text:style-name="T1">"AUS"<text:tab/>49238<text:tab/>"POULTRY"</text:span></text:p>
      <text:p text:style-name="Standard"><text:span text:style-name="T1">"CAN"<text:tab/>46808<text:tab/>"POULTRY"</text:span></text:p>
      <text:p text:style-name="Standard"><text:span text:style-name="T1">"SAU"<text:tab/>46112<text:tab/>"POULTRY"</text:span></text:p>
      <text:p text:style-name="Standard"><text:span text:style-name="T1">"GBR"<text:tab/>45225<text:tab/>"POULTRY"</text:span></text:p>
      <text:p text:style-name="Standard"><text:span text:style-name="T1">"KOR"<text:tab/>44501<text:tab/>"PIG"</text:span></text:p>
      <text:p text:style-name="Standard"><text:span text:style-name="T1">"NZL"<text:tab/>44057<text:tab/>"POULTRY"</text:span></text:p>
      <text:p text:style-name="Standard"><text:span text:style-name="T1">"JPN"<text:tab/>42274<text:tab/>"PIG"</text:span></text:p>
      <text:p text:style-name="Standard"><text:span text:style-name="T1"/></text:p>
      <text:p text:style-name="Standard"><text:span text:style-name="T1"/></text:p>
      <text:p text:style-name="Standard"><text:span text:style-name="T1"/></text:p>
      <text:p text:style-name="Standard"><text:span text:style-name="T1">I made a Power BI table visual called "Most Consumed Meat By Highest Income Countries":</text:span></text:p>
      <text:p text:style-name="Standard"><text:span text:style-name="T1">Country_Code</text:span></text:p>
      <text:p text:style-name="Standard"><text:span text:style-name="T1">Income_Per_Capita</text:span></text:p>
      <text:p text:style-name="Standard"><text:span text:style-name="T1">Most_Consumed_Meat</text:span></text:p>
      <text:p text:style-name="Standard"><text:span text:style-name="T1"/></text:p>
      <text:p text:style-name="Standard"><text:span text:style-name="T1"/></text:p>
      <text:p text:style-name="Standard"><text:span text:style-name="T1"/></text:p>
      <text:p text:style-name="Standard"><text:span text:style-name="T1">For the 6th and final visual, I dragged a count of all distinct countries to the dashboard. It now says "35 countries" on the first Dashboard visual. The title for the dashboard is "Meat Consumption And Human Development".</text:span></text:p>
      <text:p text:style-name="Standard"><text:span text:style-name="T1"/></text:p>
      <text:p text:style-name="Standard"><text:span text:style-name="T1">My conclusion is that there are weak correlations between meat consumption and human development index, but the project still made for an interesting and insightful endeavor.</text:span></text:p>
      <text:p text:style-name="Standard"><text:span text:style-name="T1"/></text:p>
      <text:p text:style-name="Standard"><text:span text:style-name="T1">Database structure at end of project:<text:line-break/><text:line-break/>Database: meatconsumption</text:span></text:p>
      <text:p text:style-name="Standard"><text:span text:style-name="T1">tables: hdi_data, meatconsumption, joined_data</text:span></text:p>
      <text:p text:style-name="Standard"><text:span text:style-name="T1"/></text:p>
      <text:p text:style-name="Standard"><text:span text:style-name="T1">hdi_data columns and sample rows:<text:line-break/><text:line-break/>"hdi_id"<text:tab/>"country_code"<text:tab/>"hdi_index"<text:tab/>"life_expectancy"<text:tab/>"mean_schooling_years"<text:tab/>"income_per_capita"<text:tab/>"year"</text:span></text:p>
      <text:p text:style-name="Standard"><text:span text:style-name="T1">1<text:tab/>"CHE"<text:tab/>0.962<text:tab/>84<text:tab/>13.9<text:tab/>66933<text:tab/>2021</text:span></text:p>
      <text:p text:style-name="Standard"><text:span text:style-name="T1">2<text:tab/>"NOR"<text:tab/>0.961<text:tab/>83.2<text:tab/>13<text:tab/>64660<text:tab/>2021</text:span></text:p>
      <text:p text:style-name="Standard"><text:span text:style-name="T1">3<text:tab/>"ISL"<text:tab/>0.959<text:tab/>82.7<text:tab/>13.8<text:tab/>55782<text:tab/>2021</text:span></text:p>
      <text:p text:style-name="Standard"><text:soft-page-break/><text:span text:style-name="T1">4<text:tab/>"HKG"<text:tab/>0.952<text:tab/>85.5<text:tab/>12.2<text:tab/>62607<text:tab/>2021</text:span></text:p>
      <text:p text:style-name="Standard"><text:span text:style-name="T1">5<text:tab/>"AUS"<text:tab/>0.951<text:tab/>84.5<text:tab/>12.7<text:tab/>49238<text:tab/>2021</text:span></text:p>
      <text:p text:style-name="Standard"><text:span text:style-name="T1"/></text:p>
      <text:p text:style-name="Standard"><text:span text:style-name="T1"/></text:p>
      <text:p text:style-name="Standard"><text:span text:style-name="T1">meatconsumption columns and sample rows:</text:span></text:p>
      <text:p text:style-name="Standard"><text:span text:style-name="T1"/></text:p>
      <text:p text:style-name="Standard"><text:span text:style-name="T1">"meat_id"<text:tab/>"country_code"<text:tab/>"meat_type"<text:tab/>"measure"<text:tab/>"year"<text:tab/>"value"</text:span></text:p>
      <text:p text:style-name="Standard"><text:span text:style-name="T1">1<text:tab/>"AUS"<text:tab/>"BEEF"<text:tab/>"KG_CAP"<text:tab/>1991<text:tab/>27.81</text:span></text:p>
      <text:p text:style-name="Standard"><text:span text:style-name="T1">2<text:tab/>"AUS"<text:tab/>"BEEF"<text:tab/>"KG_CAP"<text:tab/>1992<text:tab/>26.28</text:span></text:p>
      <text:p text:style-name="Standard"><text:span text:style-name="T1">3<text:tab/>"AUS"<text:tab/>"BEEF"<text:tab/>"KG_CAP"<text:tab/>1993<text:tab/>26.24</text:span></text:p>
      <text:p text:style-name="Standard"><text:span text:style-name="T1">4<text:tab/>"AUS"<text:tab/>"BEEF"<text:tab/>"KG_CAP"<text:tab/>1994<text:tab/>25.54</text:span></text:p>
      <text:p text:style-name="Standard"><text:span text:style-name="T1">5<text:tab/>"AUS"<text:tab/>"BEEF"<text:tab/>"KG_CAP"<text:tab/>1995<text:tab/>25.41</text:span></text:p>
      <text:p text:style-name="Standard"><text:span text:style-name="T1"/></text:p>
      <text:p text:style-name="Standard"><text:span text:style-name="T1"/></text:p>
      <text:p text:style-name="Standard"><text:span text:style-name="T1"/></text:p>
      <text:p text:style-name="Standard"><text:span text:style-name="T1">joined_data columns and sample rows:<text:line-break/></text:span></text:p>
      <text:p text:style-name="Standard"><text:span text:style-name="T1">"hdi_country_code"<text:tab/>"hdi_index"<text:tab/>"life_expectancy"<text:tab/>"mean_schooling_years"<text:tab/>"income_per_capita"<text:tab/>"meat_country_code"<text:tab/>"meat_type"<text:tab/>"measure"<text:tab/>"year"<text:tab/>"value"<text:tab/>"mostconsumedmeat"</text:span></text:p>
      <text:p text:style-name="Standard"><text:span text:style-name="T1">"KOR"<text:tab/>0.925<text:tab/>83.7<text:tab/>12.5<text:tab/>44501<text:tab/>"KOR"<text:tab/>"BEEF"<text:tab/>"KG_CAP"<text:tab/>2021<text:tab/>11.2<text:tab/>"PIG"</text:span></text:p>
      <text:p text:style-name="Standard"><text:span text:style-name="T1">"THA"<text:tab/>0.8<text:tab/>78.7<text:tab/>8.7<text:tab/>17030<text:tab/>"THA"<text:tab/>"SHEEP"<text:tab/>"KG_CAP"<text:tab/>2021<text:tab/>0.05<text:tab/>"PIG"</text:span></text:p>
      <text:p text:style-name="Standard"><text:span text:style-name="T1">"ISR"<text:tab/>0.919<text:tab/>82.3<text:tab/>13.3<text:tab/>41524<text:tab/>"ISR"<text:tab/>"BEEF"<text:tab/>"KG_CAP"<text:tab/>2021<text:tab/>20.34<text:tab/>"POULTRY"</text:span></text:p>
      <text:p text:style-name="Standard"><text:span text:style-name="T1">"BRA"<text:tab/>0.754<text:tab/>72.8<text:tab/>8.1<text:tab/>14370<text:tab/>"BRA"<text:tab/>"POULTRY"<text:tab/>"KG_CAP"<text:tab/>2021<text:tab/>40.6<text:tab/>"POULTRY"</text:span></text:p>
      <text:p text:style-name="Standard"><text:span text:style-name="T1">"CAN"<text:tab/>0.936<text:tab/>82.7<text:tab/>13.8<text:tab/>46808<text:tab/>"CAN"<text:tab/>"PIG"<text:tab/>"THND_TONNE"<text:tab/>2021<text:tab/>767.75<text:tab/>"POULTRY"</text:span></text:p>
      <text:p text:style-name="Standard"><text:span text:style-name="T1">"PRY"<text:tab/>0.717<text:tab/>70.3<text:tab/>8.9<text:tab/>12349<text:tab/>"PRY"<text:tab/>"BEEF"<text:tab/>"KG_CAP"<text:tab/>2021<text:tab/>13.78<text:tab/>"PIG"<text:line-break/></text:span></text:p>
      <text:p text:style-name="Standard"><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0H36M2S</meta:editing-duration>
    <meta:editing-cycles>5</meta:editing-cycles>
    <meta:generator>OpenOffice/4.1.11$Win32 OpenOffice.org_project/4111m1$Build-9808</meta:generator>
    <dc:date>2023-04-03T04:29:54.41</dc:date>
    <meta:document-statistic meta:table-count="0" meta:image-count="0" meta:object-count="0" meta:page-count="16" meta:paragraph-count="448" meta:word-count="2245" meta:character-count="17220"/>
    <meta:user-defined meta:name="Info 1"/>
    <meta:user-defined meta:name="Info 2"/>
    <meta:user-defined meta:name="Info 3"/>
    <meta:user-defined meta:name="Info 4"/>
  </office:meta>
</office:document-meta>
</file>